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9890000056739DCAE8F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center" draw:auto-grow-height="true" draw:auto-grow-width="false" fo:min-height="1.931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loext:graphic-properties draw:fill="solid" draw:fill-color="#ffffff"/>
      <style:text-properties fo:color="#8d281e" loext:opacity="100%" style:font-name="Noto Serif" fo:font-size="20pt" fo:font-weight="bold" style:font-weight-asian="bold" style:font-weight-complex="bold"/>
    </style:style>
    <style:style style:name="P4" style:family="paragraph">
      <style:paragraph-properties fo:text-align="center"/>
      <style:text-properties fo:font-size="20pt"/>
    </style:style>
    <style:style style:name="P5" style:family="paragraph">
      <loext:graphic-properties draw:fill="solid" draw:fill-color="#ffffff"/>
      <style:paragraph-properties fo:text-align="center"/>
      <style:text-properties fo:color="#8d281e" loext:opacity="100%" style:font-name="Noto Serif" fo:font-size="20pt" fo:font-weight="bold" style:font-weight-asian="bold" style:font-weight-complex="bold"/>
    </style:style>
    <style:style style:name="T1" style:family="text">
      <style:text-properties fo:color="#8d281e" loext:opacity="100%" style:font-name="Noto Seri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5.692cm" svg:x="1cm" svg:y="2.4cm">
          <draw:image xlink:href="Pictures/10000000000009890000056739DCAE8F.png" xlink:type="simple" xlink:show="embed" xlink:actuate="onLoad" draw:mime-type="image/png">
            <text:p/>
          </draw:image>
        </draw:frame>
        <draw:frame draw:style-name="gr2" draw:text-style-name="P3" draw:layer="layout" svg:width="2.939cm" svg:height="1.216cm" svg:x="3.586cm" svg:y="2.55cm">
          <draw:text-box>
            <text:p text:style-name="P2"><text:span text:style-name="T1">cliente</text:span></text:p>
          </draw:text-box>
        </draw:frame>
        <draw:frame draw:style-name="gr2" draw:text-style-name="P3" draw:layer="layout" svg:width="4.268cm" svg:height="1.216cm" svg:x="9.866cm" svg:y="2.503cm">
          <draw:text-box>
            <text:p text:style-name="P2"><text:span text:style-name="T1">solicitante</text:span></text:p>
          </draw:text-box>
        </draw:frame>
        <draw:frame draw:style-name="gr2" draw:text-style-name="P3" draw:layer="layout" svg:width="3.794cm" svg:height="1.216cm" svg:x="19.401cm" svg:y="2.408cm">
          <draw:text-box>
            <text:p text:style-name="P2"><text:span text:style-name="T1">comando</text:span></text:p>
          </draw:text-box>
        </draw:frame>
        <draw:frame draw:style-name="gr3" draw:text-style-name="P5" draw:layer="layout" svg:width="7.091cm" svg:height="2.181cm" svg:x="21.393cm" svg:y="15.07cm">
          <draw:text-box>
            <text:p text:style-name="P4"><text:span text:style-name="T1">comandos</text:span></text:p>
            <text:p text:style-name="P4"><text:span text:style-name="T1">concretos</text:span></text:p>
          </draw:text-box>
        </draw:frame>
        <draw:frame draw:style-name="gr2" draw:text-style-name="P3" draw:layer="layout" svg:width="4.344cm" svg:height="1.216cm" svg:x="1.538cm" svg:y="15.942cm">
          <draw:text-box>
            <text:p text:style-name="P2"><text:span text:style-name="T1">receptor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4:09:37.615689000</meta:creation-date>
    <dc:date>2025-10-05T14:18:24.818133000</dc:date>
    <meta:editing-duration>PT8M47S</meta:editing-duration>
    <meta:editing-cycles>1</meta:editing-cycles>
    <meta:document-statistic meta:object-count="6"/>
    <meta:generator>LibreOffice/25.8.1.1$MacOSX_AARCH64 LibreOffice_project/54047653041915e595ad4e45cccea684809c77b5</meta:generator>
  </office:meta>
</office:document-meta>
</file>